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Hack3" svg:font-family="Hack" style:font-adornments="Bold" style:font-pitch="fixed"/>
    <style:font-face style:name="Hack4" svg:font-family="Hack" style:font-adornments="Regular" style:font-pitch="fixed"/>
    <style:font-face style:name="Hack2" svg:font-family="Hack" style:font-adornments="Bold" style:font-pitch="variable"/>
    <style:font-face style:name="Hack" svg:font-family="Hack" style:font-family-generic="roman" style:font-pitch="variable"/>
    <style:font-face style:name="Hack1" svg:font-family="Hack"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list-style-name="L1">
      <style:graphic-properties draw:stroke="none" svg:stroke-width="0.081cm" svg:stroke-color="#ffffff" draw:marker-start="" draw:marker-start-width="0.269cm" draw:marker-start-center="false" draw:marker-end="" draw:marker-end-width="0.269cm" draw:marker-end-center="false" draw:stroke-linejoin="round" svg:stroke-linecap="round" draw:fill="solid" draw:fill-color="#2a6099" draw:textarea-horizontal-align="justify" draw:textarea-vertical-align="middle" draw:auto-grow-height="false" draw:fit-to-size="false" style:shrink-to-fit="false" fo:min-height="3.669cm" fo:min-width="3.483cm" fo:padding-top="0.148cm" fo:padding-bottom="0.148cm" fo:padding-left="0.273cm" fo:padding-right="0.273cm" fo:wrap-option="wrap" draw:shadow="visible" draw:shadow-offset-x="0.076cm" draw:shadow-offset-y="0.076cm" draw:shadow-color="#808080"/>
    </style:style>
    <style:style style:name="gr2" style:family="graphic" style:parent-style-name="standard" style:list-style-name="L1">
      <style:graphic-properties draw:stroke="none" svg:stroke-width="0.081cm" svg:stroke-color="#ffffff" draw:marker-start="" draw:marker-start-width="0.269cm" draw:marker-start-center="false" draw:marker-end="" draw:marker-end-width="0.269cm" draw:marker-end-center="false" draw:stroke-linejoin="round" svg:stroke-linecap="round" draw:fill="solid" draw:fill-color="#2a6099" draw:textarea-horizontal-align="justify" draw:textarea-vertical-align="middle" draw:auto-grow-height="false" draw:fit-to-size="false" style:shrink-to-fit="false" fo:min-height="1.924cm" fo:min-width="1.712cm" fo:padding-top="0.148cm" fo:padding-bottom="0.148cm" fo:padding-left="0.273cm" fo:padding-right="0.273cm" fo:wrap-option="wrap" draw:shadow="visible" draw:shadow-offset-x="0.076cm" draw:shadow-offset-y="0.076cm" draw:shadow-color="#808080"/>
    </style:style>
    <style:style style:name="gr3" style:family="graphic" style:parent-style-name="standard" style:list-style-name="L1">
      <style:graphic-properties draw:stroke="none" svg:stroke-width="0.081cm" svg:stroke-color="#ffffff" draw:marker-start="" draw:marker-start-width="0.269cm" draw:marker-start-center="false" draw:marker-end="" draw:marker-end-width="0.269cm" draw:marker-end-center="false" draw:stroke-linejoin="round" svg:stroke-linecap="round" draw:fill="solid" draw:fill-color="#2a6099" draw:textarea-horizontal-align="justify" draw:textarea-vertical-align="middle" draw:auto-grow-height="false" draw:fit-to-size="false" style:shrink-to-fit="false" fo:min-height="1.939cm" fo:min-width="1.663cm" fo:padding-top="0.148cm" fo:padding-bottom="0.148cm" fo:padding-left="0.273cm" fo:padding-right="0.273cm" fo:wrap-option="wrap" draw:shadow="visible" draw:shadow-offset-x="0.076cm" draw:shadow-offset-y="0.076cm" draw:shadow-color="#808080"/>
    </style:style>
    <style:style style:name="gr4" style:family="graphic" style:parent-style-name="standard" style:list-style-name="L1">
      <style:graphic-properties draw:stroke="none" svg:stroke-width="0.081cm" svg:stroke-color="#ffffff" draw:marker-start="" draw:marker-start-width="0.269cm" draw:marker-start-center="false" draw:marker-end="" draw:marker-end-width="0.269cm" draw:marker-end-center="false" draw:stroke-linejoin="round" svg:stroke-linecap="round" draw:fill="solid" draw:fill-color="#2a6099" draw:textarea-horizontal-align="justify" draw:textarea-vertical-align="middle" draw:auto-grow-height="false" draw:fit-to-size="false" style:shrink-to-fit="false" fo:min-height="1.939cm" fo:min-width="1.663cm" fo:padding-top="0.148cm" fo:padding-bottom="0.148cm" fo:padding-left="0.273cm" fo:padding-right="0.273cm" fo:wrap-option="wrap" draw:shadow="visible" draw:shadow-offset-x="0.076cm" draw:shadow-offset-y="0.076cm" draw:shadow-color="#808080"/>
    </style:style>
    <style:style style:name="gr5" style:family="graphic" style:parent-style-name="standard" style:list-style-name="L1">
      <style:graphic-properties draw:stroke="none" svg:stroke-width="0.081cm" svg:stroke-color="#ffffff" draw:marker-start="" draw:marker-start-width="0.269cm" draw:marker-start-center="false" draw:marker-end="" draw:marker-end-width="0.269cm" draw:marker-end-center="false" draw:stroke-linejoin="round" svg:stroke-linecap="round" draw:fill="solid" draw:fill-color="#2a6099" draw:textarea-horizontal-align="justify" draw:textarea-vertical-align="middle" draw:auto-grow-height="false" draw:fit-to-size="false" style:shrink-to-fit="false" fo:min-height="1.939cm" fo:min-width="1.663cm" fo:padding-top="0.148cm" fo:padding-bottom="0.148cm" fo:padding-left="0.273cm" fo:padding-right="0.273cm" fo:wrap-option="wrap" draw:shadow="visible" draw:shadow-offset-x="0.076cm" draw:shadow-offset-y="0.076cm" draw:shadow-color="#808080"/>
    </style:style>
    <style:style style:name="gr6" style:family="graphic" style:parent-style-name="standard" style:list-style-name="L1">
      <style:graphic-properties draw:stroke="solid" svg:stroke-width="0.025cm" svg:stroke-color="#ffffff" draw:marker-start="" draw:marker-start-width="0.178cm" draw:marker-start-center="false" draw:marker-end="" draw:marker-end-width="0.178cm" draw:marker-end-center="false" draw:stroke-linejoin="round" svg:stroke-linecap="round" draw:fill="solid" draw:fill-color="#ff8000" draw:opacity="50%" draw:textarea-horizontal-align="justify" draw:textarea-vertical-align="middle" draw:auto-grow-height="false" draw:fit-to-size="false" style:shrink-to-fit="false" fo:min-height="0.519cm" fo:min-width="0.495cm" fo:padding-top="0.12cm" fo:padding-bottom="0.12cm" fo:padding-left="0.245cm" fo:padding-right="0.245cm" fo:wrap-option="wrap" draw:shadow="visible" draw:shadow-offset-x="0.076cm" draw:shadow-offset-y="0.076cm" draw:shadow-color="#808080" draw:shadow-opacity="50%"/>
    </style:style>
    <style:style style:name="gr7" style:family="graphic" style:parent-style-name="Text" style:list-style-name="L1">
      <style:graphic-properties draw:textarea-horizontal-align="justify" draw:textarea-vertical-align="middle" draw:auto-grow-height="false" fo:min-height="1.536cm" fo:min-width="1.279cm"/>
      <style:paragraph-properties style:writing-mode="lr-tb"/>
    </style:style>
    <style:style style:name="gr8" style:family="graphic" style:parent-style-name="Text">
      <style:graphic-properties draw:stroke="none" svg:stroke-color="#000000" draw:fill="none" draw:fill-color="#ffffff" draw:textarea-horizontal-align="left" draw:auto-grow-height="true" draw:auto-grow-width="false" fo:min-height="3.67cm" fo:min-width="0cm"/>
      <style:paragraph-properties style:writing-mode="lr-tb"/>
    </style:style>
    <style:style style:name="gr9" style:family="graphic" style:parent-style-name="objectwithoutfill">
      <style:graphic-properties draw:marker-end="Arrowheads_20_1" draw:marker-end-width="0.3cm" draw:fill="none" draw:textarea-vertical-align="middle"/>
    </style:style>
    <style:style style:name="gr10" style:family="graphic" style:parent-style-name="objectwithoutfill">
      <style:graphic-properties draw:marker-end="Arrowheads_20_2" draw:marker-end-width="0.3cm" draw:fill="none" draw:textarea-vertical-align="middle"/>
    </style:style>
    <style:style style:name="gr11" style:family="graphic" style:parent-style-name="objectwithoutfill">
      <style:graphic-properties draw:marker-end="Arrowheads_20_3" draw:marker-end-width="0.3cm" draw:fill="none" draw:textarea-vertical-align="middle"/>
    </style:style>
    <style:style style:name="gr12" style:family="graphic" style:parent-style-name="objectwithoutfill">
      <style:graphic-properties draw:marker-end="Arrowheads_20_4" draw:marker-end-width="0.3cm" draw:fill="none" draw:textarea-vertical-align="middle"/>
    </style:style>
    <style:style style:name="gr13" style:family="graphic" style:parent-style-name="standard" style:list-style-name="L1">
      <style:graphic-properties draw:stroke="solid" svg:stroke-width="0.025cm" svg:stroke-color="#ffffff" draw:marker-start="" draw:marker-start-width="0.178cm" draw:marker-start-center="false" draw:marker-end="" draw:marker-end-width="0.178cm" draw:marker-end-center="false" draw:stroke-linejoin="round" svg:stroke-linecap="round" draw:fill="solid" draw:fill-color="#ff8000" draw:opacity="50%" draw:textarea-horizontal-align="justify" draw:textarea-vertical-align="middle" draw:auto-grow-height="false" draw:fit-to-size="false" style:shrink-to-fit="false" fo:min-height="0.518cm" fo:min-width="0.399cm" fo:padding-top="0.12cm" fo:padding-bottom="0.12cm" fo:padding-left="0.245cm" fo:padding-right="0.245cm" fo:wrap-option="wrap" draw:shadow="visible" draw:shadow-offset-x="0.076cm" draw:shadow-offset-y="0.076cm" draw:shadow-color="#808080" draw:shadow-opacity="50%"/>
    </style:style>
    <style:style style:name="gr14" style:family="graphic" style:parent-style-name="Text" style:list-style-name="L1">
      <style:graphic-properties draw:textarea-horizontal-align="justify" draw:textarea-vertical-align="middle" draw:auto-grow-height="false" fo:min-height="1.536cm" fo:min-width="1.279cm"/>
      <style:paragraph-properties style:writing-mode="lr-tb"/>
    </style:style>
    <style:style style:name="gr15" style:family="graphic" style:parent-style-name="Text">
      <style:graphic-properties draw:stroke="none" svg:stroke-color="#000000" draw:fill="none" draw:fill-color="#ffffff" draw:textarea-horizontal-align="left" draw:auto-grow-height="true" draw:auto-grow-width="false" fo:min-height="1.1cm" fo:min-width="0cm"/>
      <style:paragraph-properties style:writing-mode="lr-tb"/>
    </style:style>
    <style:style style:name="gr16" style:family="graphic" style:parent-style-name="Text">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17" style:family="graphic" style:parent-style-name="Text">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18" style:family="graphic" style:parent-style-name="Text">
      <style:graphic-properties draw:stroke="none" svg:stroke-color="#000000" draw:fill="none" draw:fill-color="#ffffff" draw:textarea-horizontal-align="left" draw:auto-grow-height="true" draw:auto-grow-width="false" fo:min-height="1.649cm" fo:min-width="0cm"/>
      <style:paragraph-properties style:writing-mode="lr-tb"/>
    </style:style>
    <style:style style:name="gr19"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cm" fo:min-width="0.774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21"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22"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cm" fo:min-width="0.775cm"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cm" fo:min-width="0.774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25"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26"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97cm" fo:min-width="0.774cm"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28"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29"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865cm" fo:min-width="0.749cm"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31"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32"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97cm" fo:min-width="0.774cm"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34"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35"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97cm" fo:min-width="0.774cm"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37"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38"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cm" fo:min-width="0.774cm"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40"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41"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97cm" fo:min-width="0.774cm"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43"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44"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97cm" fo:min-width="0.774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46"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47"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97cm" fo:min-width="0.774cm"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49"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50" style:family="graphic" style:parent-style-name="Text">
      <style:graphic-properties draw:stroke="none" svg:stroke-color="#000000" draw:fill="none" draw:fill-color="#ffffff" draw:textarea-horizontal-align="left" draw:auto-grow-height="true" draw:auto-grow-width="false" fo:min-height="2.947cm" fo:min-width="0cm"/>
      <style:paragraph-properties style:writing-mode="lr-tb"/>
    </style:style>
    <style:style style:name="gr51" style:family="graphic" style:parent-style-name="objectwithoutfill">
      <style:graphic-properties draw:marker-end="Arrowheads_20_7" draw:marker-end-width="0.3cm" draw:fill="none" draw:textarea-vertical-align="middle"/>
    </style:style>
    <style:style style:name="gr52" style:family="graphic" style:parent-style-name="objectwithoutfill">
      <style:graphic-properties draw:marker-end="Arrowheads_20_8" draw:marker-end-width="0.3cm" draw:fill="none" draw:textarea-vertical-align="middle"/>
    </style:style>
    <style:style style:name="gr53" style:family="graphic" style:parent-style-name="Text">
      <style:graphic-properties draw:stroke="none" svg:stroke-color="#000000" draw:fill="none" draw:fill-color="#ffffff" draw:textarea-horizontal-align="left" draw:textarea-vertical-align="top" draw:auto-grow-height="true" draw:auto-grow-width="false" fo:min-height="0.674cm" fo:min-width="0cm"/>
      <style:paragraph-properties style:writing-mode="lr-tb"/>
    </style:style>
    <style:style style:name="gr54" style:family="graphic" style:parent-style-name="Text">
      <style:graphic-properties draw:stroke="none" svg:stroke-color="#000000" draw:fill="none" draw:fill-color="#ffffff" draw:textarea-horizontal-align="left" draw:textarea-vertical-align="top" draw:auto-grow-height="true" draw:auto-grow-width="false" fo:min-height="0.675cm" fo:min-width="0cm"/>
      <style:paragraph-properties style:writing-mode="lr-tb"/>
    </style:style>
    <style:style style:name="gr55" style:family="graphic" style:parent-style-name="Text">
      <style:graphic-properties draw:stroke="none" svg:stroke-color="#000000" draw:fill="none" draw:fill-color="#ffffff" draw:textarea-horizontal-align="left" draw:textarea-vertical-align="top" draw:auto-grow-height="true" draw:auto-grow-width="false" fo:min-height="0.676cm" fo:min-width="0cm"/>
      <style:paragraph-properties style:writing-mode="lr-tb"/>
    </style:style>
    <style:style style:name="gr56" style:family="graphic" style:parent-style-name="Text" style:list-style-name="L1">
      <style:graphic-properties draw:textarea-horizontal-align="justify" draw:textarea-vertical-align="middle" draw:auto-grow-height="false" fo:min-height="1.281cm" fo:min-width="1.024cm"/>
      <style:paragraph-properties style:writing-mode="lr-tb"/>
    </style:style>
    <style:style style:name="gr57" style:family="graphic" style:parent-style-name="standard" style:list-style-name="L1">
      <style:graphic-properties draw:stroke="none" svg:stroke-width="0.028cm" svg:stroke-color="#81d41a"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634cm" fo:min-width="0.402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draw:shadow="hidden" draw:shadow-offset-x="0.2cm" draw:shadow-offset-y="0.2cm" draw:shadow-color="#808080"/>
    </style:style>
    <style:style style:name="gr59" style:family="graphic" style:parent-style-name="standard" style:list-style-name="L1">
      <style:graphic-properties draw:stroke="solid" svg:stroke-width="0.028cm" svg:stroke-color="#81d41a"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draw:shadow="hidden" draw:shadow-offset-x="0.2cm" draw:shadow-offset-y="0.2cm" draw:shadow-color="#808080"/>
    </style:style>
    <style:style style:name="gr60" style:family="graphic" style:parent-style-name="Text">
      <style:graphic-properties draw:stroke="none" svg:stroke-color="#000000" draw:fill="none" draw:fill-color="#ffffff" draw:textarea-horizontal-align="left" draw:auto-grow-height="true" draw:auto-grow-width="false" fo:min-height="0.919cm" fo:min-width="0cm"/>
      <style:paragraph-properties style:writing-mode="lr-tb"/>
    </style:style>
    <style:style style:name="gr61" style:family="graphic" style:parent-style-name="Text">
      <style:graphic-properties draw:stroke="none" svg:stroke-color="#000000" draw:fill="none" draw:fill-color="#ffffff" draw:textarea-horizontal-align="left" draw:auto-grow-height="true" draw:auto-grow-width="false" fo:min-height="0.768cm" fo:min-width="0cm"/>
      <style:paragraph-properties style:writing-mode="lr-tb"/>
    </style:style>
    <style:style style:name="gr62" style:family="graphic" style:parent-style-name="Text">
      <style:graphic-properties draw:stroke="none" svg:stroke-color="#000000" draw:fill="none" draw:fill-color="#ffffff" draw:textarea-horizontal-align="left" draw:auto-grow-height="true" draw:auto-grow-width="false" fo:min-height="1.836cm" fo:min-width="0cm"/>
      <style:paragraph-properties style:writing-mode="lr-tb"/>
    </style:style>
    <style:style style:name="gr63" style:family="graphic" style:parent-style-name="standard" style:list-style-name="L1">
      <style:graphic-properties draw:stroke="none" svg:stroke-width="0.081cm" svg:stroke-color="#ffffff" draw:marker-start="" draw:marker-start-width="0.269cm" draw:marker-start-center="false" draw:marker-end="" draw:marker-end-width="0.269cm" draw:marker-end-center="false" draw:stroke-linejoin="round" svg:stroke-linecap="round" draw:fill="solid" draw:fill-color="#2a6099" draw:textarea-horizontal-align="justify" draw:textarea-vertical-align="middle" draw:auto-grow-height="false" draw:fit-to-size="false" style:shrink-to-fit="false" fo:min-height="0.158cm" fo:min-width="0cm" fo:padding-top="0.148cm" fo:padding-bottom="0.148cm" fo:padding-left="0.273cm" fo:padding-right="0.273cm" fo:wrap-option="wrap" draw:shadow="hidden" draw:shadow-offset-x="0.076cm" draw:shadow-offset-y="0.076cm" draw:shadow-color="#808080"/>
    </style:style>
    <style:style style:name="gr64" style:family="graphic" style:parent-style-name="Text">
      <style:graphic-properties draw:stroke="none" svg:stroke-color="#000000" draw:fill="none" draw:fill-color="#ffffff" draw:textarea-horizontal-align="left" draw:auto-grow-height="true" draw:auto-grow-width="false" fo:min-height="2.753cm" fo:min-width="0cm"/>
      <style:paragraph-properties style:writing-mode="lr-tb"/>
    </style:style>
    <style:style style:name="gr65" style:family="graphic" style:parent-style-name="standard" style:list-style-name="L1">
      <style:graphic-properties draw:stroke="solid" svg:stroke-width="0.035cm" svg:stroke-color="#325490" draw:marker-start="" draw:marker-start-width="0.2cm" draw:marker-start-center="false" draw:marker-end="" draw:marker-end-width="0.2cm" draw:marker-end-center="false" draw:stroke-linejoin="round" svg:stroke-linecap="round" draw:fill="solid" draw:fill-color="#ff8000" draw:textarea-horizontal-align="justify" draw:textarea-vertical-align="middle" draw:auto-grow-height="false" draw:fit-to-size="false" style:shrink-to-fit="false" fo:min-height="0.603cm" fo:min-width="0.384cm" fo:padding-top="0.125cm" fo:padding-bottom="0.125cm" fo:padding-left="0.25cm" fo:padding-right="0.25cm" fo:wrap-option="wrap" draw:shadow="hidden" draw:shadow-offset-x="0.2cm" draw:shadow-offset-y="0.2cm" draw:shadow-color="#808080"/>
    </style:style>
    <style:style style:name="gr66" style:family="graphic" style:parent-style-name="standard" style:list-style-name="L1">
      <style:graphic-properties draw:stroke="solid" svg:stroke-width="0.035cm" svg:stroke-color="#325490" draw:marker-start="" draw:marker-start-width="0.2cm" draw:marker-start-center="false" draw:marker-end="" draw:marker-end-width="0.2cm" draw:marker-end-center="false" draw:stroke-linejoin="round" svg:stroke-linecap="round" draw:fill="solid" draw:fill-color="#ff8000" draw:textarea-horizontal-align="justify" draw:textarea-vertical-align="middle" draw:auto-grow-height="false" draw:fit-to-size="false" style:shrink-to-fit="false" fo:min-height="0.32cm" fo:min-width="0.07cm" fo:padding-top="0.125cm" fo:padding-bottom="0.125cm" fo:padding-left="0.25cm" fo:padding-right="0.25cm" fo:wrap-option="wrap" draw:shadow="hidden" draw:shadow-offset-x="0.2cm" draw:shadow-offset-y="0.2cm" draw:shadow-color="#808080"/>
    </style:style>
    <style:style style:name="P1" style:family="paragraph">
      <loext:graphic-properties draw:fill="solid" draw:fill-color="#2a6099"/>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8000" draw:opacity="5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writing-mode="lr-tb"/>
      <style:text-properties fo:font-size="5.80000019073486pt" fo:hyphenate="false" loext:hyphenation-no-caps="false"/>
    </style:style>
    <style:style style:name="P4" style:family="paragraph">
      <loext:graphic-properties draw:fill="none" draw:fill-color="#ffffff"/>
      <style:paragraph-properties style:writing-mode="lr-tb"/>
      <style:text-properties style:font-name="Hack3" fo:font-size="5.80000019073486pt" fo:font-weight="bold"/>
    </style:style>
    <style:style style:name="P5" style:family="paragraph">
      <loext:graphic-properties draw:fill="none" draw:fill-color="#ffffff"/>
      <style:paragraph-properties style:writing-mode="lr-tb"/>
      <style:text-properties style:font-name="Hack4" fo:font-size="5.80000019073486pt" fo:font-weight="bold"/>
    </style:style>
    <style:style style:name="P6" style:family="paragraph">
      <loext:graphic-properties draw:fill="none"/>
      <style:paragraph-properties fo:text-align="center"/>
    </style:style>
    <style:style style:name="P7"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style:writing-mode="lr-tb"/>
      <style:text-properties style:font-name="Hack3" fo:font-size="7.90000009536743pt" fo:font-weight="bold"/>
    </style:style>
    <style:style style:name="P10" style:family="paragraph">
      <loext:graphic-properties draw:fill="none" draw:fill-color="#ffffff"/>
      <style:paragraph-properties style:writing-mode="lr-tb"/>
      <style:text-properties style:font-name="Hack3" fo:font-size="9.89999961853027pt" fo:font-weight="bold" style:font-size-asian="24pt" style:font-size-complex="24pt"/>
    </style:style>
    <style:style style:name="P11" style:family="paragraph">
      <loext:graphic-properties draw:fill="solid" draw:fill-color="#ff80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5.80000019073486pt"/>
    </style:style>
    <style:style style:name="T2" style:family="text">
      <style:text-properties style:font-name="Hack3" fo:font-size="10pt" fo:font-weight="bold" style:font-size-asian="24pt" style:font-size-complex="24pt"/>
    </style:style>
    <style:style style:name="T3" style:family="text">
      <style:text-properties style:font-name="Hack4" fo:font-size="10pt" fo:font-weight="bold" style:font-size-asian="24pt" style:font-size-complex="24pt"/>
    </style:style>
    <style:style style:name="T4" style:family="text">
      <style:text-properties style:font-name="Hack3" fo:font-size="6pt" fo:font-weight="bold" style:font-size-asian="24pt" style:font-size-complex="24pt"/>
    </style:style>
    <style:style style:name="T5" style:family="text">
      <style:text-properties style:font-name="Hack3" fo:font-size="8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1-circle-arrow" draw:style-name="gr1" draw:text-style-name="P1" draw:layer="layout" svg:width="7.015cm" svg:height="6.925cm" draw:transform="skewX (-0.000349065850398862) rotate (1.60797183986238) translate (6.845cm 11.158cm)">
          <text:p/>
          <draw:enhanced-geometry draw:mirror-horizontal="false" draw:mirror-vertical="false" svg:viewBox="0 0 0 0" draw:text-areas="?f193 ?f195 ?f194 ?f196" draw:type="ooxml-circularArrow" draw:modifiers="5963.59241336366 1142319 20713139.0543671 239206.767566849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radius-range-minimum="0" draw:handle-radius-range-maximum="?f1" draw:handle-position="?f117 ?f118"/>
            <draw:handle draw:handle-radius-range-minimum="0" draw:handle-radius-range-maximum="25000" draw:handle-position="?f68 ?f69"/>
          </draw:enhanced-geometry>
        </draw:custom-shape>
        <draw:custom-shape draw:name="1-circle-arrow_0" draw:style-name="gr2" draw:text-style-name="P1" draw:layer="layout" svg:width="3.93cm" svg:height="3.878cm" draw:transform="skewX (0.00104719755119659) rotate (0.0347320521146872) translate (11.093cm 2.84cm)">
          <text:p/>
          <draw:enhanced-geometry draw:mirror-horizontal="false" draw:mirror-vertical="false" svg:viewBox="0 0 0 0" draw:text-areas="?f193 ?f195 ?f194 ?f196" draw:type="ooxml-circularArrow" draw:modifiers="5963.59241336366 1142319 20713139.0543671 239206.767566849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radius-range-minimum="0" draw:handle-radius-range-maximum="?f1" draw:handle-position="?f117 ?f118"/>
            <draw:handle draw:handle-radius-range-minimum="0" draw:handle-radius-range-maximum="25000" draw:handle-position="?f68 ?f69"/>
          </draw:enhanced-geometry>
        </draw:custom-shape>
        <draw:custom-shape draw:name="1-circle-arrow_1" draw:style-name="gr3" draw:text-style-name="P1" draw:layer="layout" svg:width="3.123cm" svg:height="3.159cm" draw:transform="skewX (-0.00122173047639604) rotate (0.0347320521146872) translate (5.574cm 3.24cm)">
          <text:p/>
          <draw:enhanced-geometry draw:mirror-horizontal="false" draw:mirror-vertical="false" svg:viewBox="0 0 0 0" draw:text-areas="?f193 ?f195 ?f194 ?f196" draw:type="ooxml-circularArrow" draw:modifiers="5624.1061534697 28844.2986817658 20684537.9056861 20723688.0158221 2812.05307673485"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radius-range-minimum="0" draw:handle-radius-range-maximum="?f1" draw:handle-position="?f117 ?f118"/>
            <draw:handle draw:handle-radius-range-minimum="0" draw:handle-radius-range-maximum="25000" draw:handle-position="?f68 ?f69"/>
          </draw:enhanced-geometry>
        </draw:custom-shape>
        <draw:custom-shape draw:name="1-circle-arrow_2" draw:style-name="gr4" draw:text-style-name="P1" draw:layer="layout" svg:width="3.123cm" svg:height="3.159cm" draw:transform="skewX (-0.00122173047639604) rotate (0.0347320521146872) translate (11.607cm 8.637cm)">
          <text:p/>
          <draw:enhanced-geometry draw:mirror-horizontal="false" draw:mirror-vertical="false" svg:viewBox="0 0 0 0" draw:text-areas="?f193 ?f195 ?f194 ?f196" draw:type="ooxml-circularArrow" draw:modifiers="5624.1061534697 28844.2986817658 20684537.9056861 20723688.0158221 2812.05307673485"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radius-range-minimum="0" draw:handle-radius-range-maximum="?f1" draw:handle-position="?f117 ?f118"/>
            <draw:handle draw:handle-radius-range-minimum="0" draw:handle-radius-range-maximum="25000" draw:handle-position="?f68 ?f69"/>
          </draw:enhanced-geometry>
        </draw:custom-shape>
        <draw:custom-shape draw:name="1-circle-arrow_3" draw:style-name="gr5" draw:text-style-name="P1" draw:layer="layout" svg:width="3.123cm" svg:height="3.159cm" draw:transform="skewX (-0.00122173047639604) rotate (0.0347320521146872) translate (5.574cm 8.637cm)">
          <text:p/>
          <draw:enhanced-geometry draw:mirror-horizontal="false" draw:mirror-vertical="false" svg:viewBox="0 0 0 0" draw:text-areas="?f193 ?f195 ?f194 ?f196" draw:type="ooxml-circularArrow" draw:modifiers="5624.1061534697 28844.2986817658 20684537.9056861 20723688.0158221 2812.05307673485"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radius-range-minimum="0" draw:handle-radius-range-maximum="?f1" draw:handle-position="?f117 ?f118"/>
            <draw:handle draw:handle-radius-range-minimum="0" draw:handle-radius-range-maximum="25000" draw:handle-position="?f68 ?f69"/>
          </draw:enhanced-geometry>
        </draw:custom-shape>
        <draw:custom-shape draw:name="1-circle-arrow_5" draw:style-name="gr6" draw:text-style-name="P2" draw:layer="layout" svg:width="1.545cm" svg:height="1.225cm" draw:transform="skewX (-0.000872664625997195) rotate (-1.83416651092084) translate (12.615cm 1.321cm)">
          <text:p/>
          <draw:enhanced-geometry draw:mirror-horizontal="false" draw:mirror-vertical="false" svg:viewBox="0 0 0 0" draw:text-areas="?f193 ?f195 ?f194 ?f196" draw:type="ooxml-circularArrow" draw:modifiers="12500 1142319 20457681 4636880.50780165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radius-range-minimum="0" draw:handle-radius-range-maximum="?f1" draw:handle-position="?f117 ?f118"/>
            <draw:handle draw:handle-radius-range-minimum="0" draw:handle-radius-range-maximum="25000" draw:handle-position="?f68 ?f69"/>
          </draw:enhanced-geometry>
        </draw:custom-shape>
        <draw:custom-shape draw:style-name="gr7" draw:text-style-name="P3" draw:layer="layout" svg:width="1.589cm" svg:height="1.908cm" svg:x="10.075cm" svg:y="1.95cm">
          <text:p text:style-name="P3"><text:span text:style-name="T1">Kodfkod</text:span></text:p>
          <text:p text:style-name="P3"><text:span text:style-name="T1">Blakra</text:span></text:p>
          <text:p text:style-name="P3"><text:span text:style-name="T1">Tkdfpk</text:span></text:p>
          <text:p text:style-name="P3"><text:span text:style-name="T1">Okfodk</text:span></text:p>
          <text:p text:style-name="P3"><text:span text:style-name="T1"/></text:p>
          <text:p text:style-name="P3"><text:span text:style-name="T1"/></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frame draw:style-name="gr8" draw:text-style-name="P4" draw:layer="layout" svg:width="1.906cm" svg:height="3.67cm" svg:x="6.267cm" svg:y="4.173cm">
          <draw:text-box>
            <text:p><text:span text:style-name="T2">Sprint</text:span><text:span text:style-name="T2"><text:line-break/></text:span><text:span text:style-name="T2">Planning</text:span></text:p>
          </draw:text-box>
        </draw:frame>
        <draw:frame draw:style-name="gr8" draw:text-style-name="P4" draw:layer="layout" svg:width="1.589cm" svg:height="3.67cm" svg:x="12.619cm" svg:y="4.173cm">
          <draw:text-box>
            <text:p><text:span text:style-name="T2">Daily</text:span><text:span text:style-name="T2"><text:line-break/></text:span><text:span text:style-name="T2">Scrum</text:span></text:p>
          </draw:text-box>
        </draw:frame>
        <draw:frame draw:style-name="gr8" draw:text-style-name="P4" draw:layer="layout" svg:width="1.589cm" svg:height="3.67cm" svg:x="12.617cm" svg:y="9.882cm">
          <draw:text-box>
            <text:p><text:span text:style-name="T2">Sprint</text:span><text:span text:style-name="T2"><text:line-break/></text:span><text:span text:style-name="T2">Review</text:span></text:p>
          </draw:text-box>
        </draw:frame>
        <draw:frame draw:style-name="gr8" draw:text-style-name="P5" draw:layer="layout" svg:width="1.589cm" svg:height="3.67cm" svg:x="6.585cm" svg:y="9.882cm">
          <draw:text-box>
            <text:p><text:span text:style-name="T3">Sprint</text:span><text:span text:style-name="T3"><text:line-break/></text:span><text:span text:style-name="T3">Retro</text:span></text:p>
          </draw:text-box>
        </draw:frame>
        <draw:frame draw:style-name="gr8" draw:text-style-name="P4" draw:layer="layout" svg:width="1.906cm" svg:height="3.67cm" svg:x="3.093cm" svg:y="2.269cm">
          <draw:text-box>
            <text:p><text:span text:style-name="T2">Product</text:span><text:span text:style-name="T2"><text:line-break/></text:span><text:span text:style-name="T2">Backlog</text:span></text:p>
          </draw:text-box>
        </draw:frame>
        <draw:line draw:style-name="gr9" draw:text-style-name="P6" draw:layer="layout" svg:x1="4.68cm" svg:y1="3.538cm" svg:x2="5.95cm" svg:y2="3.856cm">
          <text:p/>
        </draw:line>
        <draw:line draw:style-name="gr10" draw:text-style-name="P6" draw:layer="layout" svg:x1="8.172cm" svg:y1="3.538cm" svg:x2="10.077cm" svg:y2="2.268cm">
          <text:p/>
        </draw:line>
        <draw:line draw:style-name="gr11" draw:text-style-name="P6" draw:layer="layout" svg:x1="11.664cm" svg:y1="4.492cm" svg:x2="11.029cm" svg:y2="3.857cm">
          <text:p/>
        </draw:line>
        <draw:line draw:style-name="gr12" draw:text-style-name="P6" draw:layer="layout" svg:x1="11.664cm" svg:y1="2.902cm" svg:x2="12.617cm" svg:y2="3.22cm">
          <text:p/>
        </draw:line>
        <draw:custom-shape draw:name="1-circle-arrow_4" draw:style-name="gr13" draw:text-style-name="P2" draw:layer="layout" svg:width="1.409cm" svg:height="1.224cm" draw:transform="skewX (0.00157079632679491) rotate (2.92028490443691) translate (5.104cm 5.996cm)">
          <text:p/>
          <draw:enhanced-geometry draw:mirror-horizontal="false" draw:mirror-vertical="false" svg:viewBox="0 0 0 0" draw:text-areas="?f193 ?f195 ?f194 ?f196" draw:type="ooxml-circularArrow" draw:modifiers="12500 1142319 20457681 4636880.50780165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radius-range-minimum="0" draw:handle-radius-range-maximum="?f1" draw:handle-position="?f117 ?f118"/>
            <draw:handle draw:handle-radius-range-minimum="0" draw:handle-radius-range-maximum="25000" draw:handle-position="?f68 ?f69"/>
          </draw:enhanced-geometry>
        </draw:custom-shape>
        <draw:custom-shape draw:style-name="gr14" draw:text-style-name="P3" draw:layer="layout" svg:width="1.589cm" svg:height="1.908cm" svg:x="3.09cm" svg:y="3.219cm">
          <text:p text:style-name="P3"><text:span text:style-name="T1">Tkdfpk</text:span></text:p>
          <text:p text:style-name="P3"><text:span text:style-name="T1">Okfodk</text:span></text:p>
          <text:p text:style-name="P3"><text:span text:style-name="T1">Kodfkod</text:span></text:p>
          <text:p text:style-name="P3"><text:span text:style-name="T1">Kodfkod</text:span></text:p>
          <text:p text:style-name="P3"><text:span text:style-name="T1">Kodfko</text:span></text:p>
          <text:p text:style-name="P3"><text:span text:style-name="T1">Bkdrra</text:span></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frame draw:style-name="gr15" draw:text-style-name="P4" draw:layer="layout" svg:width="1.589cm" svg:height="1.1cm" svg:x="4.044cm" svg:y="6.08cm">
          <draw:text-box>
            <text:p><text:span text:style-name="T4">Refinement</text:span></text:p>
          </draw:text-box>
        </draw:frame>
        <draw:frame draw:style-name="gr16" draw:text-style-name="P5" draw:layer="layout" svg:width="1.589cm" svg:height="0.412cm" svg:x="9.571cm" svg:y="9.295cm">
          <draw:text-box>
            <text:p><text:span text:style-name="T3">Sprint</text:span></text:p>
          </draw:text-box>
        </draw:frame>
        <draw:frame draw:style-name="gr8" draw:text-style-name="P5" draw:layer="layout" svg:width="1.589cm" svg:height="3.67cm" svg:x="6.585cm" svg:y="9.884cm">
          <draw:text-box>
            <text:p><text:span text:style-name="T3">Sprint</text:span><text:span text:style-name="T3"><text:line-break/></text:span><text:span text:style-name="T3">Retro</text:span></text:p>
          </draw:text-box>
        </draw:frame>
        <draw:frame draw:style-name="gr16" draw:text-style-name="P4" draw:layer="layout" svg:width="2.091cm" svg:height="0.412cm" svg:x="16.054cm" svg:y="8.883cm">
          <draw:text-box>
            <text:p><text:span text:style-name="T2">Increment</text:span></text:p>
          </draw:text-box>
        </draw:frame>
        <draw:frame draw:style-name="gr17" draw:text-style-name="P4" draw:layer="layout" svg:width="1.716cm" svg:height="0.823cm" svg:x="10.079cm" svg:y="1cm">
          <draw:text-box>
            <text:p><text:span text:style-name="T2">Sprint</text:span><text:span text:style-name="T2"><text:line-break/></text:span><text:span text:style-name="T2">Backlog</text:span></text:p>
          </draw:text-box>
        </draw:frame>
        <draw:frame draw:style-name="gr18" draw:text-style-name="P4" draw:layer="layout" svg:width="1.589cm" svg:height="1.649cm" svg:x="12.617cm" svg:y="1.634cm">
          <draw:text-box>
            <text:p><text:span text:style-name="T4">Sprint Goal</text:span></text:p>
          </draw:text-box>
        </draw:frame>
        <draw:g draw:name="user-identity">
          <draw:custom-shape draw:style-name="gr19" draw:text-style-name="P7" draw:layer="layout" svg:width="1.273cm" svg:height="1.249cm" svg:x="10.39cm" svg:y="5.783cm">
            <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0.317cm" svg:height="0.31cm" svg:x="10.869cm" svg:y="6.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1" draw:text-style-name="P8" draw:layer="layout" svg:width="0.637cm" svg:height="0.544cm" svg:x="10.709cm" svg:y="6.45cm" draw:kind="arc" draw:start-angle="1.12" draw:end-angle="179.38">
            <text:p/>
          </draw:ellipse>
        </draw:g>
        <draw:g draw:name="user-identity_0">
          <draw:custom-shape draw:style-name="gr22" draw:text-style-name="P7" draw:layer="layout" svg:width="1.274cm" svg:height="1.249cm" svg:x="9.125cm" svg:y="7.347cm">
            <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user-identity_1">
          <draw:custom-shape draw:style-name="gr23" draw:text-style-name="P7" draw:layer="layout" svg:width="1.273cm" svg:height="1.249cm" svg:x="9.757cm" svg:y="5.783cm">
            <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0.317cm" svg:height="0.31cm" svg:x="10.236cm" svg:y="6.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 draw:text-style-name="P8" draw:layer="layout" svg:width="0.637cm" svg:height="0.544cm" svg:x="10.076cm" svg:y="6.45cm" draw:kind="arc" draw:start-angle="1.12" draw:end-angle="179.38">
            <text:p/>
          </draw:ellipse>
        </draw:g>
        <draw:g draw:name="user-identity_2">
          <draw:custom-shape draw:style-name="gr26" draw:text-style-name="P7" draw:layer="layout" svg:width="1.273cm" svg:height="1.246cm" draw:transform="skewX (-0.0792379480405426) rotate (-0.0778416846389469) translate (11.031cm 6.397cm)">
            <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8" draw:layer="layout" svg:width="0.318cm" svg:height="0.306cm" draw:transform="skewX (-0.0750491578357562) rotate (-0.0785398163397447) translate (11.508cm 6.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 draw:text-style-name="P8" draw:layer="layout" svg:width="0.637cm" svg:height="0.542cm" draw:transform="skewX (-0.0773180858633488) rotate (-0.0769690200129507) translate (11.348cm 7.089cm)" draw:kind="arc" draw:start-angle="1.12" draw:end-angle="179.38">
            <text:p/>
          </draw:ellipse>
        </draw:g>
        <draw:g draw:name="user-identity_3">
          <draw:custom-shape draw:style-name="gr29" draw:text-style-name="P7" draw:layer="layout" svg:width="1.248cm" svg:height="1.114cm" svg:x="11.031cm" svg:y="5.915cm">
            <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8" draw:layer="layout" svg:width="0.313cm" svg:height="0.279cm" svg:x="11.497cm" svg:y="6.1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 draw:text-style-name="P8" draw:layer="layout" svg:width="0.624cm" svg:height="0.488cm" svg:x="11.342cm" svg:y="6.509cm" draw:kind="arc" draw:start-angle="1.12" draw:end-angle="179.38">
            <text:p/>
          </draw:ellipse>
        </draw:g>
        <draw:g draw:name="user-identity_4">
          <draw:custom-shape draw:style-name="gr32" draw:text-style-name="P7" draw:layer="layout" svg:width="1.273cm" svg:height="1.246cm" draw:transform="skewX (-0.0792379480405426) rotate (-0.0778416846389469) translate (10.396cm 6.321cm)">
            <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8" draw:layer="layout" svg:width="0.318cm" svg:height="0.306cm" draw:transform="skewX (-0.0750491578357562) rotate (-0.0785398163397447) translate (10.873cm 6.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4" draw:text-style-name="P8" draw:layer="layout" svg:width="0.637cm" svg:height="0.542cm" draw:transform="skewX (-0.0773180858633488) rotate (-0.0769690200129507) translate (10.713cm 7.013cm)" draw:kind="arc" draw:start-angle="1.12" draw:end-angle="179.38">
            <text:p/>
          </draw:ellipse>
        </draw:g>
        <draw:g draw:name="user-identity_5">
          <draw:custom-shape draw:style-name="gr35" draw:text-style-name="P7" draw:layer="layout" svg:width="1.273cm" svg:height="1.246cm" draw:transform="skewX (-0.0792379480405426) rotate (-0.0778416846389469) translate (9.759cm 6.321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8" draw:layer="layout" svg:width="0.318cm" svg:height="0.306cm" draw:transform="skewX (-0.0750491578357562) rotate (-0.0785398163397447) translate (10.236cm 6.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 draw:text-style-name="P8" draw:layer="layout" svg:width="0.637cm" svg:height="0.542cm" draw:transform="skewX (-0.0773180858633488) rotate (-0.0769690200129507) translate (10.076cm 7.013cm)" draw:kind="arc" draw:start-angle="1.12" draw:end-angle="179.38">
            <text:p/>
          </draw:ellipse>
        </draw:g>
        <draw:g draw:name="user-identity_6">
          <draw:custom-shape draw:style-name="gr38" draw:text-style-name="P7" draw:layer="layout" svg:width="1.273cm" svg:height="1.249cm" svg:x="9.757cm" svg:y="5.783cm">
            <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8" draw:layer="layout" svg:width="0.317cm" svg:height="0.31cm" svg:x="10.236cm" svg:y="6.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 draw:text-style-name="P8" draw:layer="layout" svg:width="0.637cm" svg:height="0.544cm" svg:x="10.076cm" svg:y="6.45cm" draw:kind="arc" draw:start-angle="1.12" draw:end-angle="179.38">
            <text:p/>
          </draw:ellipse>
        </draw:g>
        <draw:g draw:name="user-identity_7">
          <draw:custom-shape draw:style-name="gr41" draw:text-style-name="P7" draw:layer="layout" svg:width="1.273cm" svg:height="1.246cm" draw:transform="skewX (-0.0792379480405426) rotate (-0.0778416846389469) translate (8.173cm 6.004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318cm" svg:height="0.306cm" draw:transform="skewX (-0.0750491578357562) rotate (-0.0785398163397447) translate (8.65cm 6.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3" draw:text-style-name="P8" draw:layer="layout" svg:width="0.637cm" svg:height="0.542cm" draw:transform="skewX (-0.0773180858633488) rotate (-0.0769690200129507) translate (8.49cm 6.696cm)" draw:kind="arc" draw:start-angle="1.12" draw:end-angle="179.38">
            <text:p/>
          </draw:ellipse>
        </draw:g>
        <draw:g draw:name="user-identity_8">
          <draw:custom-shape draw:style-name="gr44" draw:text-style-name="P7" draw:layer="layout" svg:width="1.273cm" svg:height="1.246cm" draw:transform="skewX (-0.0792379480405426) rotate (-0.0778416846389469) translate (10.396cm 7.347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8" draw:layer="layout" svg:width="0.318cm" svg:height="0.306cm" draw:transform="skewX (-0.0750491578357562) rotate (-0.0785398163397447) translate (10.873cm 7.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 draw:text-style-name="P8" draw:layer="layout" svg:width="0.637cm" svg:height="0.542cm" draw:transform="skewX (-0.0773180858633488) rotate (-0.0769690200129507) translate (10.713cm 8.039cm)" draw:kind="arc" draw:start-angle="1.12" draw:end-angle="179.38">
            <text:p/>
          </draw:ellipse>
        </draw:g>
        <draw:g draw:name="user-identity_9">
          <draw:custom-shape draw:style-name="gr47" draw:text-style-name="P7" draw:layer="layout" svg:width="1.273cm" svg:height="1.246cm" draw:transform="skewX (-0.0792379480405426) rotate (-0.0778416846389469) translate (8.173cm 6.004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8" draw:layer="layout" svg:width="0.318cm" svg:height="0.306cm" draw:transform="skewX (-0.0750491578357562) rotate (-0.0785398163397447) translate (8.65cm 6.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9" draw:text-style-name="P8" draw:layer="layout" svg:width="0.637cm" svg:height="0.542cm" draw:transform="skewX (-0.0773180858633488) rotate (-0.0769690200129507) translate (8.49cm 6.696cm)" draw:kind="arc" draw:start-angle="1.12" draw:end-angle="179.38">
            <text:p/>
          </draw:ellipse>
        </draw:g>
        <draw:frame draw:style-name="gr50" draw:text-style-name="P9" draw:layer="layout" svg:width="2.54cm" svg:height="2.947cm" svg:x="13.569cm" svg:y="7.006cm">
          <draw:text-box>
            <text:p><text:span text:style-name="T5">Definition of “Done”</text:span></text:p>
          </draw:text-box>
        </draw:frame>
        <draw:line draw:style-name="gr51" draw:text-style-name="P6" draw:layer="layout" svg:x1="12.933cm" svg:y1="7.985cm" svg:x2="16.108cm" svg:y2="7.668cm">
          <text:p/>
        </draw:line>
        <draw:line draw:style-name="gr52" draw:text-style-name="P6" draw:layer="layout" svg:x1="16.427cm" svg:y1="8.303cm" svg:x2="14.204cm" svg:y2="8.938cm">
          <text:p/>
        </draw:line>
        <draw:frame draw:style-name="gr8" draw:text-style-name="P4" draw:layer="layout" svg:width="1.589cm" svg:height="3.67cm" svg:x="12.619cm" svg:y="4.175cm">
          <draw:text-box>
            <text:p><text:span text:style-name="T2">Daily</text:span><text:span text:style-name="T2"><text:line-break/></text:span><text:span text:style-name="T2">Scrum</text:span></text:p>
          </draw:text-box>
        </draw:frame>
        <draw:frame draw:style-name="gr53" draw:text-style-name="P9" draw:layer="layout" svg:width="1.4cm" svg:height="0.674cm" svg:x="8.173cm" svg:y="7.033cm">
          <draw:text-box>
            <text:p><text:span text:style-name="T5">Product</text:span></text:p>
            <text:p><text:span text:style-name="T5">Owner</text:span></text:p>
          </draw:text-box>
        </draw:frame>
        <draw:frame draw:style-name="gr54" draw:text-style-name="P9" draw:layer="layout" svg:width="1.084cm" svg:height="0.675cm" svg:x="11.346cm" svg:y="7.707cm">
          <draw:text-box>
            <text:p><text:span text:style-name="T5">Scrum</text:span><text:span text:style-name="T5"><text:line-break/></text:span><text:span text:style-name="T5">Master</text:span></text:p>
          </draw:text-box>
        </draw:frame>
        <draw:frame draw:style-name="gr55" draw:text-style-name="P9" draw:layer="layout" svg:width="1.716cm" svg:height="0.676cm" svg:x="9.89cm" svg:y="5.444cm">
          <draw:text-box>
            <text:p><text:span text:style-name="T5">Entwickler-Team</text:span></text:p>
          </draw:text-box>
        </draw:frame>
        <draw:custom-shape draw:style-name="gr56" draw:text-style-name="P3" draw:layer="layout" svg:width="1.272cm" svg:height="1.591cm" svg:x="1cm" svg:y="7.069cm">
          <text:p text:style-name="P3"><text:span text:style-name="T1">Tkdfpk</text:span></text:p>
          <text:p text:style-name="P3"><text:span text:style-name="T1">Okfodk</text:span></text:p>
          <text:p text:style-name="P3"><text:span text:style-name="T1">Kodfkod</text:span></text:p>
          <text:p text:style-name="P3"><text:span text:style-name="T1">Kodfkod</text:span></text:p>
          <text:p text:style-name="P3"><text:span text:style-name="T1">Kodfko</text:span></text:p>
          <text:p text:style-name="P3"><text:span text:style-name="T1">Okvfkvo</text:span></text:p>
          <text:p text:style-name="P3"><text:span text:style-name="T1"/></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frame draw:style-name="gr16" draw:text-style-name="P4" draw:layer="layout" svg:width="0.448cm" svg:height="0.412cm" svg:x="2.588cm" svg:y="7.707cm">
          <draw:text-box>
            <text:p><text:span text:style-name="T2">+</text:span></text:p>
          </draw:text-box>
        </draw:frame>
        <draw:g draw:name="user-identity_10">
          <draw:custom-shape draw:style-name="gr57" draw:text-style-name="P7" draw:layer="layout" svg:width="0.901cm" svg:height="0.883cm" draw:transform="skewX (-0.0802851455917392) rotate (-0.0778416846389469) translate (1.558cm 8.93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8" draw:layer="layout" svg:width="0.225cm" svg:height="0.218cm" draw:transform="skewX (-0.0823795406941323) rotate (-0.0785398163397446) translate (1.897cm 9.1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9" draw:text-style-name="P8" draw:layer="layout" svg:width="0.45cm" svg:height="0.385cm" draw:transform="skewX (-0.0802851455917392) rotate (-0.07993607974134) translate (1.783cm 9.425cm)" draw:kind="arc" draw:start-angle="1.12" draw:end-angle="179.38">
            <text:p/>
          </draw:ellipse>
        </draw:g>
        <draw:frame draw:style-name="gr60" draw:text-style-name="P4" draw:layer="layout" svg:width="0.317cm" svg:height="0.919cm" svg:x="4.176cm" svg:y="7.707cm">
          <draw:text-box>
            <text:p><text:span text:style-name="T2">=</text:span></text:p>
          </draw:text-box>
        </draw:frame>
        <draw:frame draw:style-name="gr60" draw:text-style-name="P4" draw:layer="layout" svg:width="0.317cm" svg:height="0.919cm" svg:x="2.775cm" svg:y="9.159cm">
          <draw:text-box>
            <text:p><text:span text:style-name="T2">=</text:span></text:p>
          </draw:text-box>
        </draw:frame>
        <draw:frame draw:style-name="gr61" draw:text-style-name="P10" draw:layer="layout" svg:width="2.036cm" svg:height="0.768cm" svg:x="4.493cm" svg:y="7.707cm">
          <draw:text-box>
            <text:p><text:span text:style-name="T2">Artifakte</text:span></text:p>
          </draw:text-box>
        </draw:frame>
        <draw:frame draw:style-name="gr62" draw:text-style-name="P10" draw:layer="layout" svg:width="1.588cm" svg:height="1.836cm" svg:x="3.093cm" svg:y="9.159cm">
          <draw:text-box>
            <text:p><text:span text:style-name="T2">Rollen</text:span></text:p>
          </draw:text-box>
        </draw:frame>
        <draw:custom-shape draw:name="1-circle-arrow_6" draw:style-name="gr63" draw:text-style-name="P1" draw:layer="layout" svg:width="0.922cm" svg:height="0.878cm" draw:transform="rotate (0.0347320521146872) translate (1.504cm 10.284cm)">
          <text:p/>
          <draw:enhanced-geometry draw:mirror-horizontal="false" draw:mirror-vertical="false" svg:viewBox="0 0 0 0" draw:text-areas="?f193 ?f195 ?f194 ?f196" draw:type="ooxml-circularArrow" draw:modifiers="5624.1061534697 28844.2986817658 20684537.9056861 20723688.0158221 16333.73473913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radius-range-minimum="0" draw:handle-radius-range-maximum="?f1" draw:handle-position="?f117 ?f118"/>
            <draw:handle draw:handle-radius-range-minimum="0" draw:handle-radius-range-maximum="25000" draw:handle-position="?f68 ?f69"/>
          </draw:enhanced-geometry>
        </draw:custom-shape>
        <draw:frame draw:style-name="gr60" draw:text-style-name="P4" draw:layer="layout" svg:width="0.317cm" svg:height="0.919cm" svg:x="2.775cm" svg:y="10.524cm">
          <draw:text-box>
            <text:p><text:span text:style-name="T2">=</text:span></text:p>
          </draw:text-box>
        </draw:frame>
        <draw:frame draw:style-name="gr64" draw:text-style-name="P10" draw:layer="layout" svg:width="2.223cm" svg:height="2.753cm" svg:x="3.093cm" svg:y="10.524cm">
          <draw:text-box>
            <text:p><text:span text:style-name="T2">Ereignisse</text:span></text:p>
          </draw:text-box>
        </draw:frame>
        <draw:custom-shape draw:name="12-Pointed-Star" draw:style-name="gr65" draw:text-style-name="P11" draw:layer="layout" svg:width="1.974cm" svg:height="1.905cm" svg:x="16.171cm" svg:y="6.755cm">
          <text:p/>
          <draw:enhanced-geometry draw:mirror-horizontal="false" draw:mirror-vertical="false" svg:viewBox="0 0 0 0" draw:text-areas="?f22 ?f28 ?f25 ?f31" draw:type="ooxml-star12" draw:modifiers="31679.5801049738" draw:enhanced-path="M 0 ?f9 L ?f21 ?f29 ?f6 ?f34 ?f22 ?f28 ?f37 ?f10 ?f23 ?f27 ?f5 0 ?f24 ?f27 ?f7 ?f10 ?f25 ?f28 ?f8 ?f34 ?f26 ?f29 ?f35 ?f9 ?f26 ?f30 ?f8 ?f11 ?f25 ?f31 ?f7 ?f12 ?f24 ?f32 ?f5 ?f36 ?f23 ?f32 ?f37 ?f12 ?f22 ?f31 ?f6 ?f11 ?f21 ?f30 Z N">
            <draw:equation draw:name="f0" draw:formula="if(0-$0 ,0,if(50000-$0 ,$0 ,50000))"/>
            <draw:equation draw:name="f1" draw:formula="logwidth/2"/>
            <draw:equation draw:name="f2" draw:formula="?f1 *cos(pi*(1800000)/10800000)"/>
            <draw:equation draw:name="f3" draw:formula="logheight/2"/>
            <draw:equation draw:name="f4" draw:formula="?f3 *sin(pi*(3600000)/10800000)"/>
            <draw:equation draw:name="f5" draw:formula="logwidth/2"/>
            <draw:equation draw:name="f6" draw:formula="?f5 +0-?f2 "/>
            <draw:equation draw:name="f7" draw:formula="logwidth*3/4"/>
            <draw:equation draw:name="f8" draw:formula="?f5 +?f2 -0"/>
            <draw:equation draw:name="f9" draw:formula="logheight/2"/>
            <draw:equation draw:name="f10" draw:formula="?f9 +0-?f4 "/>
            <draw:equation draw:name="f11" draw:formula="logheight*3/4"/>
            <draw:equation draw:name="f12" draw:formula="?f9 +?f4 -0"/>
            <draw:equation draw:name="f13" draw:formula="?f1 *?f0 /50000"/>
            <draw:equation draw:name="f14" draw:formula="?f3 *?f0 /50000"/>
            <draw:equation draw:name="f15" draw:formula="?f13 *cos(pi*(900000)/10800000)"/>
            <draw:equation draw:name="f16" draw:formula="?f13 *cos(pi*(2700000)/10800000)"/>
            <draw:equation draw:name="f17" draw:formula="?f13 *cos(pi*(4500000)/10800000)"/>
            <draw:equation draw:name="f18" draw:formula="?f14 *sin(pi*(4500000)/10800000)"/>
            <draw:equation draw:name="f19" draw:formula="?f14 *sin(pi*(2700000)/10800000)"/>
            <draw:equation draw:name="f20" draw:formula="?f14 *sin(pi*(900000)/10800000)"/>
            <draw:equation draw:name="f21" draw:formula="?f5 +0-?f15 "/>
            <draw:equation draw:name="f22" draw:formula="?f5 +0-?f16 "/>
            <draw:equation draw:name="f23" draw:formula="?f5 +0-?f17 "/>
            <draw:equation draw:name="f24" draw:formula="?f5 +?f17 -0"/>
            <draw:equation draw:name="f25" draw:formula="?f5 +?f16 -0"/>
            <draw:equation draw:name="f26" draw:formula="?f5 +?f15 -0"/>
            <draw:equation draw:name="f27" draw:formula="?f9 +0-?f18 "/>
            <draw:equation draw:name="f28" draw:formula="?f9 +0-?f19 "/>
            <draw:equation draw:name="f29" draw:formula="?f9 +0-?f20 "/>
            <draw:equation draw:name="f30" draw:formula="?f9 +?f20 -0"/>
            <draw:equation draw:name="f31" draw:formula="?f9 +?f19 -0"/>
            <draw:equation draw:name="f32" draw:formula="?f9 +?f18 -0"/>
            <draw:equation draw:name="f33" draw:formula="?f9 +0-?f14 "/>
            <draw:equation draw:name="f34" draw:formula="logheight/4"/>
            <draw:equation draw:name="f35" draw:formula="logwidth"/>
            <draw:equation draw:name="f36" draw:formula="logheight"/>
            <draw:equation draw:name="f37" draw:formula="logwidth/4"/>
            <draw:handle draw:handle-position="?f5 ?f33" draw:handle-range-y-minimum="0" draw:handle-range-y-maximum="50000"/>
          </draw:enhanced-geometry>
        </draw:custom-shape>
        <draw:custom-shape draw:name="12-Pointed-Star_0" draw:style-name="gr66" draw:text-style-name="P11" draw:layer="layout" svg:width="1.27cm" svg:height="1.27cm" svg:x="2.905cm" svg:y="7.39cm">
          <text:p/>
          <draw:enhanced-geometry draw:mirror-horizontal="false" draw:mirror-vertical="false" svg:viewBox="0 0 0 0" draw:text-areas="?f22 ?f28 ?f25 ?f31" draw:type="ooxml-star12" draw:modifiers="31679.5801049738" draw:enhanced-path="M 0 ?f9 L ?f21 ?f29 ?f6 ?f34 ?f22 ?f28 ?f37 ?f10 ?f23 ?f27 ?f5 0 ?f24 ?f27 ?f7 ?f10 ?f25 ?f28 ?f8 ?f34 ?f26 ?f29 ?f35 ?f9 ?f26 ?f30 ?f8 ?f11 ?f25 ?f31 ?f7 ?f12 ?f24 ?f32 ?f5 ?f36 ?f23 ?f32 ?f37 ?f12 ?f22 ?f31 ?f6 ?f11 ?f21 ?f30 Z N">
            <draw:equation draw:name="f0" draw:formula="if(0-$0 ,0,if(50000-$0 ,$0 ,50000))"/>
            <draw:equation draw:name="f1" draw:formula="logwidth/2"/>
            <draw:equation draw:name="f2" draw:formula="?f1 *cos(pi*(1800000)/10800000)"/>
            <draw:equation draw:name="f3" draw:formula="logheight/2"/>
            <draw:equation draw:name="f4" draw:formula="?f3 *sin(pi*(3600000)/10800000)"/>
            <draw:equation draw:name="f5" draw:formula="logwidth/2"/>
            <draw:equation draw:name="f6" draw:formula="?f5 +0-?f2 "/>
            <draw:equation draw:name="f7" draw:formula="logwidth*3/4"/>
            <draw:equation draw:name="f8" draw:formula="?f5 +?f2 -0"/>
            <draw:equation draw:name="f9" draw:formula="logheight/2"/>
            <draw:equation draw:name="f10" draw:formula="?f9 +0-?f4 "/>
            <draw:equation draw:name="f11" draw:formula="logheight*3/4"/>
            <draw:equation draw:name="f12" draw:formula="?f9 +?f4 -0"/>
            <draw:equation draw:name="f13" draw:formula="?f1 *?f0 /50000"/>
            <draw:equation draw:name="f14" draw:formula="?f3 *?f0 /50000"/>
            <draw:equation draw:name="f15" draw:formula="?f13 *cos(pi*(900000)/10800000)"/>
            <draw:equation draw:name="f16" draw:formula="?f13 *cos(pi*(2700000)/10800000)"/>
            <draw:equation draw:name="f17" draw:formula="?f13 *cos(pi*(4500000)/10800000)"/>
            <draw:equation draw:name="f18" draw:formula="?f14 *sin(pi*(4500000)/10800000)"/>
            <draw:equation draw:name="f19" draw:formula="?f14 *sin(pi*(2700000)/10800000)"/>
            <draw:equation draw:name="f20" draw:formula="?f14 *sin(pi*(900000)/10800000)"/>
            <draw:equation draw:name="f21" draw:formula="?f5 +0-?f15 "/>
            <draw:equation draw:name="f22" draw:formula="?f5 +0-?f16 "/>
            <draw:equation draw:name="f23" draw:formula="?f5 +0-?f17 "/>
            <draw:equation draw:name="f24" draw:formula="?f5 +?f17 -0"/>
            <draw:equation draw:name="f25" draw:formula="?f5 +?f16 -0"/>
            <draw:equation draw:name="f26" draw:formula="?f5 +?f15 -0"/>
            <draw:equation draw:name="f27" draw:formula="?f9 +0-?f18 "/>
            <draw:equation draw:name="f28" draw:formula="?f9 +0-?f19 "/>
            <draw:equation draw:name="f29" draw:formula="?f9 +0-?f20 "/>
            <draw:equation draw:name="f30" draw:formula="?f9 +?f20 -0"/>
            <draw:equation draw:name="f31" draw:formula="?f9 +?f19 -0"/>
            <draw:equation draw:name="f32" draw:formula="?f9 +?f18 -0"/>
            <draw:equation draw:name="f33" draw:formula="?f9 +0-?f14 "/>
            <draw:equation draw:name="f34" draw:formula="logheight/4"/>
            <draw:equation draw:name="f35" draw:formula="logwidth"/>
            <draw:equation draw:name="f36" draw:formula="logheight"/>
            <draw:equation draw:name="f37" draw:formula="logwidth/4"/>
            <draw:handle draw:handle-position="?f5 ?f33" draw:handle-range-y-minimum="0" draw:handle-range-y-maximum="50000"/>
          </draw:enhanced-geometry>
        </draw:custom-shap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Hack3" svg:font-family="Hack" style:font-adornments="Bold" style:font-pitch="fixed"/>
    <style:font-face style:name="Hack4" svg:font-family="Hack" style:font-adornments="Regular" style:font-pitch="fixed"/>
    <style:font-face style:name="Hack2" svg:font-family="Hack" style:font-adornments="Bold" style:font-pitch="variable"/>
    <style:font-face style:name="Hack" svg:font-family="Hack" style:font-family-generic="roman" style:font-pitch="variable"/>
    <style:font-face style:name="Hack1" svg:font-family="Hack"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ff8000" draw:gradient-step-count="0" draw:opacity="50%" draw:textarea-horizontal-align="justify" fo:padding-top="0.125cm" fo:padding-bottom="0.125cm" fo:padding-left="0.25cm" fo:padding-right="0.25cm" draw:shadow="hidden" draw:shadow-offset-x="0.203cm" draw:shadow-offset-y="0.203cm" draw:shadow-color="#808080" draw:shadow-opacity="50%" draw:line-distance="0.457cm" draw:guide-overhang="0.051cm" draw:guide-distance="0.051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ff8000" draw:opacity="50%" draw:shadow-color="#000000" draw:shadow-opacity="50%"/>
      <style:paragraph-properties>
        <style:tab-stops/>
      </style:paragraph-properties>
      <style:text-properties style:font-name="Hack3" fo:font-family="Hack" style:font-style-name="Bold" style:font-pitch="fixed" fo:font-size="6pt" fo:font-weight="normal"/>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9.05cm" fo:page-height="12.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05-27T11:53:14.288334734</meta:creation-date>
    <dc:date>2021-05-31T19:20:10.399225799</dc:date>
    <meta:editing-duration>PT3H50M5S</meta:editing-duration>
    <meta:editing-cycles>35</meta:editing-cycles>
    <meta:generator>LibreOffice/7.0.4.2$Linux_X86_64 LibreOffice_project/00$Build-2</meta:generator>
    <meta:document-statistic meta:object-count="88"/>
  </office:meta>
</office:document-meta>
</file>